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ed3df" officeooo:paragraph-rsid="001ed3df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1ed3df" officeooo:paragraph-rsid="001ed3df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1ed3df" officeooo:paragraph-rsid="002126b3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f2e37" officeooo:paragraph-rsid="001f2e37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207665" officeooo:paragraph-rsid="00207665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2126b3" officeooo:paragraph-rsid="002126b3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fo:font-size="20pt" officeooo:rsid="001ed3df" officeooo:paragraph-rsid="001ed3df" style:font-size-asian="20pt" style:font-size-complex="20pt"/>
    </style:style>
    <style:style style:name="T1" style:family="text">
      <style:text-properties officeooo:rsid="001f2e37"/>
    </style:style>
    <style:style style:name="T2" style:family="text">
      <style:text-properties officeooo:rsid="00207665"/>
    </style:style>
    <style:style style:name="T3" style:family="text">
      <style:text-properties officeooo:rsid="002126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Проект игры «Сurcly running» </text:p>
      <text:p text:style-name="P1"/>
      <text:p text:style-name="P2">Игра — аркада/бродилка с главным персонажем — Curcly, который проходит уровень (уровни) — собирает монеты, проходит через препятствия, справляется с врагами</text:p>
      <text:p text:style-name="P2"/>
      <text:p text:style-name="P2">Игрок открывает игру, перед ним появляется меню с кнопками (play, exit, звук)</text:p>
      <text:p text:style-name="P2">Exit — игра закрывается</text:p>
      <text:p text:style-name="P2">Звук — включение/выключение звука</text:p>
      <text:p text:style-name="P2">Play — начинается игра (или открывается экран уровней)</text:p>
      <text:p text:style-name="P2"/>
      <text:p text:style-name="P2">Экран уровней: 7 кнопок с уровнями (открытые — нормальным цветом, закрытые — серым)</text:p>
      <text:p text:style-name="P2"/>
      <text:p text:style-name="P4">Если персонаж умирает в игре, то появляется экран с надписью «GAME OVER» и кнопками «Exit» (переход на главный экран), «Repeat» (прохождение уровня снова)</text:p>
      <text:p text:style-name="P4"/>
      <text:p text:style-name="P5">Если игра выиграна (пройден уровень, если 1 уровень в игре, или все 7 уровней, если игра полная), то появляется экран с надписью «WIN GAME» и кнопкой «Exit» (переход на главный экран)</text:p>
      <text:p text:style-name="P2"/>
      <text:p text:style-name="P2">Описание уровней:</text:p>
      <text:p text:style-name="P2"/>
      <text:p text:style-name="P3">На каждом уровне персонажу нужно пройти до определенного места на экране. При этом на экране находятся препятствия (не двигаются, герой не может пройти через них, при столкновении жизни не уменьшаются), враги (<text:span text:style-name="T1">при столкновении с ними у персонажа уменьшаются жизни. Персонаж может стрелять во врагов), деньги (монеты и бумажные деньги, персонаж собирает их), шипы — те же самые препятствия, но острые, при столкновении жизни персонажа уменьшаются). Сверху на экране — счетчик жизней + жизни в виде сердечек, и счетчик денег (за монету — 1$, за бумажные — 5$)</text:span></text:p>
      <text:p text:style-name="P2"/>
      <text:p text:style-name="P4">1 уровень (обязательный): черный фон, персонаж — белый круг, враги — красные круги, препятствия — белые прямоугольники</text:p>
      <text:p text:style-name="P4"/>
      <text:p text:style-name="P4">2 уровень: аналогично 1 уровню, но вместо препятствий — лабиринт</text:p>
      <text:p text:style-name="P4">3 уровень: аналогично 1 уровню, но в цвете</text:p>
      <text:p text:style-name="P4">4 уровень: персонаж — кот, враг — собака, другой фон</text:p>
      <text:p text:style-name="P4"><text:soft-page-break/>5 уровень: персонаж — колобок, враг — лиса, другой фон</text:p>
      <text:p text:style-name="P4">6 уровень: персонаж — pacman, враг — осьминоги, дизайн и препятствия, как в «pacman»</text:p>
      <text:p text:style-name="P4">7 уровень — главный уровень: в стиле disney, <text:span text:style-name="T2">персонаж — рыбка из Ариель, враг — Урсула</text:span></text:p>
      <text:p text:style-name="P4"/>
      <text:p text:style-name="P5">Экраны:</text:p>
      <text:p text:style-name="P5">1. Главный</text:p>
      <text:p text:style-name="P5">2. Выбор уровней</text:p>
      <text:p text:style-name="P5">3-9. Уровни</text:p>
      <text:p text:style-name="P5">10. Game over</text:p>
      <text:p text:style-name="P5">11. Win game</text:p>
      <text:p text:style-name="P5"/>
      <text:p text:style-name="P5">Объекты:</text:p>
      <text:p text:style-name="P5">1. Персонажи — перемещение с помощью клавиатуры</text:p>
      <text:p text:style-name="P5">2. Враги — перемещение по траектории</text:p>
      <text:p text:style-name="P5">3. Препятствия — неподвижность</text:p>
      <text:p text:style-name="P5">4. Шипы — <text:span text:style-name="T3">неподвижность</text:span></text:p>
      <text:p text:style-name="P6">5. Монеты и деньги — просто лежат</text:p>
      <text:p text:style-name="P6">6. Счетчик монет</text:p>
      <text:p text:style-name="P6">7. Счетчик жизней + жизни-сердечки</text:p>
      <text:p text:style-name="P6">8. Таймер на 7 уровне???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0:11:21.011984440</meta:creation-date>
    <dc:date>2018-03-17T10:49:10.263741881</dc:date>
    <meta:editing-duration>PT4M51S</meta:editing-duration>
    <meta:editing-cycles>2</meta:editing-cycles>
    <meta:generator>LibreOffice/5.4.5.1$Linux_X86_64 LibreOffice_project/40m0$Build-1</meta:generator>
    <meta:document-statistic meta:table-count="0" meta:image-count="0" meta:object-count="0" meta:page-count="2" meta:paragraph-count="33" meta:word-count="320" meta:character-count="2188" meta:non-whitespace-character-count="1870"/>
  </office:meta>
</office:document-meta>
</file>